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duct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CustomerID</text:p>
          </table:table-cell>
          <table:table-cell office:value-type="string" table:style-name="ce1">
            <text:p>CampaignID</text:p>
          </table:table-cell>
          <table:table-cell office:value-type="string" table:style-name="ce1">
            <text:p>Units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egment</text:p>
          </table:table-cell>
          <table:table-cell office:value-type="string" table:style-name="ce1">
            <text:p>ManufacturerID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Unit Price</text:p>
          </table:table-cell>
          <table:table-cell office:value-type="string" table:style-name="ce1">
            <text:p>ZipCode</text:p>
          </table:table-cell>
          <table:table-cell office:value-type="string" table:style-name="ce1">
            <text:p>Email Name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District</text:p>
          </table:table-cell>
          <table:table-cell office:value-type="string" table:style-name="ce1">
            <text:p>Country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47546" table:style-name="ce1">
            <text:p>247546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4" table:style-name="ce1">
            <text:p>33194</text:p>
          </table:table-cell>
          <table:table-cell office:value-type="string" table:style-name="ce1">
            <text:p>(Nerea.Barry@xyza.com): Barry, Nere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4593" table:style-name="ce1">
            <text:p>124593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7" table:style-name="ce1">
            <text:p>33177</text:p>
          </table:table-cell>
          <table:table-cell office:value-type="string" table:style-name="ce1">
            <text:p>(Elliott.Stuart@xyza.com): Stuart, Elliott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63517" table:style-name="ce1">
            <text:p>163517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2" table:style-name="ce1">
            <text:p>33172</text:p>
          </table:table-cell>
          <table:table-cell office:value-type="string" table:style-name="ce1">
            <text:p>(Holmes.Swanson@xyza.com): Swanson, Holme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875" table:style-name="ce1">
            <text:p>887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9" table:style-name="ce1">
            <text:p>33169</text:p>
          </table:table-cell>
          <table:table-cell office:value-type="string" table:style-name="ce1">
            <text:p>(Nyssa.Solis@xyza.com): Solis, Nyss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894" table:style-name="ce1">
            <text:p>889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9" table:style-name="ce1">
            <text:p>33169</text:p>
          </table:table-cell>
          <table:table-cell office:value-type="string" table:style-name="ce1">
            <text:p>(Ivana.Wall@xyza.com): Wall, Iva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896" table:style-name="ce1">
            <text:p>889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9" table:style-name="ce1">
            <text:p>33169</text:p>
          </table:table-cell>
          <table:table-cell office:value-type="string" table:style-name="ce1">
            <text:p>(Josephine.Ochoa@xyza.com): Ochoa, Josephin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899" table:style-name="ce1">
            <text:p>889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9" table:style-name="ce1">
            <text:p>33169</text:p>
          </table:table-cell>
          <table:table-cell office:value-type="string" table:style-name="ce1">
            <text:p>(Kyle.Cotton@xyza.com): Cotton, Kyl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69178" table:style-name="ce1">
            <text:p>26917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27" table:style-name="ce1">
            <text:p>33127</text:p>
          </table:table-cell>
          <table:table-cell office:value-type="string" table:style-name="ce1">
            <text:p>(Iola.Estes@xyza.com): Estes, Iol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1461" table:style-name="ce1">
            <text:p>18146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6" table:style-name="ce1">
            <text:p>33146</text:p>
          </table:table-cell>
          <table:table-cell office:value-type="string" table:style-name="ce1">
            <text:p>(Kimberley.Mccarthy@xyza.com): Mccarthy, Kimberle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9747" table:style-name="ce1">
            <text:p>9974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6" table:style-name="ce1">
            <text:p>33156</text:p>
          </table:table-cell>
          <table:table-cell office:value-type="string" table:style-name="ce1">
            <text:p>(Chester.Rollins@xyza.com): Rollins, Chester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9726" table:style-name="ce1">
            <text:p>9972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6" table:style-name="ce1">
            <text:p>33156</text:p>
          </table:table-cell>
          <table:table-cell office:value-type="string" table:style-name="ce1">
            <text:p>(Carson.Cook@xyza.com): Cook, Cars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086" table:style-name="ce1">
            <text:p>58086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Lana.Mcclure@xyza.com): Mcclure, La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02" table:style-name="ce1">
            <text:p>3110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Barclay.Wall@xyza.com): Wall, Barcla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092" table:style-name="ce1">
            <text:p>3109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Matthew.Vargas@xyza.com): Vargas, Matthew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093" table:style-name="ce1">
            <text:p>3109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Timon.Hartman@xyza.com): Hartman, Tim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094" table:style-name="ce1">
            <text:p>3109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Abraham.George@xyza.com): George, Abraham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04" table:style-name="ce1">
            <text:p>3110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Elijah.Vang@xyza.com): Vang, Elija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06" table:style-name="ce1">
            <text:p>3110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Bertha.Alvarado@xyza.com): Alvarado, Berth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14" table:style-name="ce1">
            <text:p>3111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Julie.Winters@xyza.com): Winters, Juli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15" table:style-name="ce1">
            <text:p>3111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Shelley.Howell@xyza.com): Howell, Shelle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17" table:style-name="ce1">
            <text:p>3111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Silas.Mcknight@xyza.com): Mcknight, Sila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19" table:style-name="ce1">
            <text:p>3111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Clark.Boyd@xyza.com): Boyd, Clark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358" table:style-name="ce1">
            <text:p>143358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5" table:style-name="ce1">
            <text:p>33185</text:p>
          </table:table-cell>
          <table:table-cell office:value-type="string" table:style-name="ce1">
            <text:p>(Walter.Hurst@xyza.com): Hurst, Walter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3782" table:style-name="ce1">
            <text:p>17378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3" table:style-name="ce1">
            <text:p>33193</text:p>
          </table:table-cell>
          <table:table-cell office:value-type="string" table:style-name="ce1">
            <text:p>(Morgan.Moon@xyza.com): Moon, Morga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198" table:style-name="ce1">
            <text:p>15919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Cruz.Mccoy@xyza.com): Mccoy, Cruz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1460" table:style-name="ce1">
            <text:p>18146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6" table:style-name="ce1">
            <text:p>33146</text:p>
          </table:table-cell>
          <table:table-cell office:value-type="string" table:style-name="ce1">
            <text:p>(Ivory.Luna@xyza.com): Luna, Ivor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66693" table:style-name="ce1">
            <text:p>16669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2" table:style-name="ce1">
            <text:p>33132</text:p>
          </table:table-cell>
          <table:table-cell office:value-type="string" table:style-name="ce1">
            <text:p>(Keely.Castillo@xyza.com): Castillo, Keel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363" table:style-name="ce1">
            <text:p>14336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5" table:style-name="ce1">
            <text:p>33185</text:p>
          </table:table-cell>
          <table:table-cell office:value-type="string" table:style-name="ce1">
            <text:p>(Beck.Norris@xyza.com): Norris, Beck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0314" table:style-name="ce1">
            <text:p>8031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1" table:style-name="ce1">
            <text:p>33131</text:p>
          </table:table-cell>
          <table:table-cell office:value-type="string" table:style-name="ce1">
            <text:p>(Amy.Green@xyza.com): Green, Am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3077" table:style-name="ce1">
            <text:p>11307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0" table:style-name="ce1">
            <text:p>33180</text:p>
          </table:table-cell>
          <table:table-cell office:value-type="string" table:style-name="ce1">
            <text:p>(Lysandra.Castaneda@xyza.com): Castaneda, Lysandr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6984" table:style-name="ce1">
            <text:p>19698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4" table:style-name="ce1">
            <text:p>33174</text:p>
          </table:table-cell>
          <table:table-cell office:value-type="string" table:style-name="ce1">
            <text:p>(Mikayla.Vaughn@xyza.com): Vaughn, Mikayl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0511" table:style-name="ce1">
            <text:p>19051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3" table:style-name="ce1">
            <text:p>33183</text:p>
          </table:table-cell>
          <table:table-cell office:value-type="string" table:style-name="ce1">
            <text:p>(Paloma.Simmons@xyza.com): Simmons, Palom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109" table:style-name="ce1">
            <text:p>58109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Troy.Solomon@xyza.com): Solomon, Tro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095" table:style-name="ce1">
            <text:p>5809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Denton.Mercado@xyza.com): Mercado, Dent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3089" table:style-name="ce1">
            <text:p>113089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0" table:style-name="ce1">
            <text:p>33180</text:p>
          </table:table-cell>
          <table:table-cell office:value-type="string" table:style-name="ce1">
            <text:p>(Owen.Chang@xyza.com): Chang, Owe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091" table:style-name="ce1">
            <text:p>5809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Beau.Sutton@xyza.com): Sutton, Beau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099" table:style-name="ce1">
            <text:p>5809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Karen.Carr@xyza.com): Carr, Kare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102" table:style-name="ce1">
            <text:p>581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Quail.Estrada@xyza.com): Estrada, Quail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115" table:style-name="ce1">
            <text:p>5811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Bernard.Clark@xyza.com): Clark, Bernard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120" table:style-name="ce1">
            <text:p>5812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Erich.Kinney@xyza.com): Kinney, Eric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9748" table:style-name="ce1">
            <text:p>9974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6" table:style-name="ce1">
            <text:p>33156</text:p>
          </table:table-cell>
          <table:table-cell office:value-type="string" table:style-name="ce1">
            <text:p>(Montana.Nunez@xyza.com): Nunez, Monta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7404" table:style-name="ce1">
            <text:p>19740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5" table:style-name="ce1">
            <text:p>33145</text:p>
          </table:table-cell>
          <table:table-cell office:value-type="string" table:style-name="ce1">
            <text:p>(Lyle.Salinas@xyza.com): Salinas, Lyl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64614" table:style-name="ce1">
            <text:p>6461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8" table:style-name="ce1">
            <text:p>33178</text:p>
          </table:table-cell>
          <table:table-cell office:value-type="string" table:style-name="ce1">
            <text:p>(Amaya.Dale@xyza.com): Dale, Amay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64618" table:style-name="ce1">
            <text:p>646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8" table:style-name="ce1">
            <text:p>33178</text:p>
          </table:table-cell>
          <table:table-cell office:value-type="string" table:style-name="ce1">
            <text:p>(Alika.Riddle@xyza.com): Riddle, Alik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64638" table:style-name="ce1">
            <text:p>6463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8" table:style-name="ce1">
            <text:p>33178</text:p>
          </table:table-cell>
          <table:table-cell office:value-type="string" table:style-name="ce1">
            <text:p>(Flavia.Johns@xyza.com): Johns, Flavi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26690" table:style-name="ce1">
            <text:p>22669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0" table:style-name="ce1">
            <text:p>33190</text:p>
          </table:table-cell>
          <table:table-cell office:value-type="string" table:style-name="ce1">
            <text:p>(Flynn.Warren@xyza.com): Warren, Flyn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29526" table:style-name="ce1">
            <text:p>22952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1" table:style-name="ce1">
            <text:p>33161</text:p>
          </table:table-cell>
          <table:table-cell office:value-type="string" table:style-name="ce1">
            <text:p>(Kiona.Odom@xyza.com): Odom, Kio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09504" table:style-name="ce1">
            <text:p>20950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4" table:style-name="ce1">
            <text:p>33184</text:p>
          </table:table-cell>
          <table:table-cell office:value-type="string" table:style-name="ce1">
            <text:p>(Aaron.Cotton@xyza.com): Cotton, Aar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76710" table:style-name="ce1">
            <text:p>7671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6" table:style-name="ce1">
            <text:p>33176</text:p>
          </table:table-cell>
          <table:table-cell office:value-type="string" table:style-name="ce1">
            <text:p>(Garrett.Haley@xyza.com): Haley, Garrett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20" table:style-name="ce1">
            <text:p>10912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Joelle.Cannon@xyza.com): Cannon, Joell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210" table:style-name="ce1">
            <text:p>15921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Ferris.Kent@xyza.com): Kent, Ferri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17932" table:style-name="ce1">
            <text:p>2179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29" table:style-name="ce1">
            <text:p>33129</text:p>
          </table:table-cell>
          <table:table-cell office:value-type="string" table:style-name="ce1">
            <text:p>(Marcia.Donovan@xyza.com): Donovan, Marci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76721" table:style-name="ce1">
            <text:p>7672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6" table:style-name="ce1">
            <text:p>33176</text:p>
          </table:table-cell>
          <table:table-cell office:value-type="string" table:style-name="ce1">
            <text:p>(Aurora.Decker@xyza.com): Decker, Auror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07138" table:style-name="ce1">
            <text:p>20713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8" table:style-name="ce1">
            <text:p>33138</text:p>
          </table:table-cell>
          <table:table-cell office:value-type="string" table:style-name="ce1">
            <text:p>(Carter.Warner@xyza.com): Warner, Carter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09500" table:style-name="ce1">
            <text:p>20950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4" table:style-name="ce1">
            <text:p>33184</text:p>
          </table:table-cell>
          <table:table-cell office:value-type="string" table:style-name="ce1">
            <text:p>(Cruz.Chaney@xyza.com): Chaney, Cruz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79513" table:style-name="ce1">
            <text:p>27951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16" table:style-name="ce1">
            <text:p>33116</text:p>
          </table:table-cell>
          <table:table-cell office:value-type="string" table:style-name="ce1">
            <text:p>(Riley.Parrish@xyza.com): Parrish, Rile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50841" table:style-name="ce1">
            <text:p>25084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2" table:style-name="ce1">
            <text:p>33162</text:p>
          </table:table-cell>
          <table:table-cell office:value-type="string" table:style-name="ce1">
            <text:p>(Nero.Diaz@xyza.com): Diaz, Nero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09505" table:style-name="ce1">
            <text:p>20950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4" table:style-name="ce1">
            <text:p>33184</text:p>
          </table:table-cell>
          <table:table-cell office:value-type="string" table:style-name="ce1">
            <text:p>(Avye.Paul@xyza.com): Paul, Avy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360" table:style-name="ce1">
            <text:p>14336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5" table:style-name="ce1">
            <text:p>33185</text:p>
          </table:table-cell>
          <table:table-cell office:value-type="string" table:style-name="ce1">
            <text:p>(Kermit.Cannon@xyza.com): Cannon, Kermit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1920" table:style-name="ce1">
            <text:p>15192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5" table:style-name="ce1">
            <text:p>33155</text:p>
          </table:table-cell>
          <table:table-cell office:value-type="string" table:style-name="ce1">
            <text:p>(Cadman.Zamora@xyza.com): Zamora, Cadma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9749" table:style-name="ce1">
            <text:p>9974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6" table:style-name="ce1">
            <text:p>33156</text:p>
          </table:table-cell>
          <table:table-cell office:value-type="string" table:style-name="ce1">
            <text:p>(Alexa.Newton@xyza.com): Newton, Alex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200" table:style-name="ce1">
            <text:p>159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Mercedes.Mccormick@xyza.com): Mccormick, Mercede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52683" table:style-name="ce1">
            <text:p>25268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7" table:style-name="ce1">
            <text:p>33147</text:p>
          </table:table-cell>
          <table:table-cell office:value-type="string" table:style-name="ce1">
            <text:p>(Bethany.Wheeler@xyza.com): Wheeler, Bethan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9894" table:style-name="ce1">
            <text:p>18989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4" table:style-name="ce1">
            <text:p>33134</text:p>
          </table:table-cell>
          <table:table-cell office:value-type="string" table:style-name="ce1">
            <text:p>(Rhona.Pittman@xyza.com): Pittman, Rho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9737" table:style-name="ce1">
            <text:p>9973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6" table:style-name="ce1">
            <text:p>33156</text:p>
          </table:table-cell>
          <table:table-cell office:value-type="string" table:style-name="ce1">
            <text:p>(Micah.Morrow@xyza.com): Morrow, Mica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9746" table:style-name="ce1">
            <text:p>9974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6" table:style-name="ce1">
            <text:p>33156</text:p>
          </table:table-cell>
          <table:table-cell office:value-type="string" table:style-name="ce1">
            <text:p>(Nelle.Hammond@xyza.com): Hammond, Nell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66700" table:style-name="ce1">
            <text:p>16670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2" table:style-name="ce1">
            <text:p>33132</text:p>
          </table:table-cell>
          <table:table-cell office:value-type="string" table:style-name="ce1">
            <text:p>(Selma.Berger@xyza.com): Berger, Selm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09506" table:style-name="ce1">
            <text:p>20950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4" table:style-name="ce1">
            <text:p>33184</text:p>
          </table:table-cell>
          <table:table-cell office:value-type="string" table:style-name="ce1">
            <text:p>(Nicholas.Elliott@xyza.com): Elliott, Nichola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9898" table:style-name="ce1">
            <text:p>18989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4" table:style-name="ce1">
            <text:p>33134</text:p>
          </table:table-cell>
          <table:table-cell office:value-type="string" table:style-name="ce1">
            <text:p>(Myles.Coleman@xyza.com): Coleman, Myle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47547" table:style-name="ce1">
            <text:p>24754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4" table:style-name="ce1">
            <text:p>33194</text:p>
          </table:table-cell>
          <table:table-cell office:value-type="string" table:style-name="ce1">
            <text:p>(Quin.Mcbride@xyza.com): Mcbride, Qui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4608" table:style-name="ce1">
            <text:p>12460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7" table:style-name="ce1">
            <text:p>33177</text:p>
          </table:table-cell>
          <table:table-cell office:value-type="string" table:style-name="ce1">
            <text:p>(Ebony.Moran@xyza.com): Moran, Ebon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3790" table:style-name="ce1">
            <text:p>17379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3" table:style-name="ce1">
            <text:p>33193</text:p>
          </table:table-cell>
          <table:table-cell office:value-type="string" table:style-name="ce1">
            <text:p>(Clare.Kemp@xyza.com): Kemp, Clar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29523" table:style-name="ce1">
            <text:p>22952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1" table:style-name="ce1">
            <text:p>33161</text:p>
          </table:table-cell>
          <table:table-cell office:value-type="string" table:style-name="ce1">
            <text:p>(Destiny.Mcclain@xyza.com): Mcclain, Destin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28662" table:style-name="ce1">
            <text:p>22866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4" table:style-name="ce1">
            <text:p>33144</text:p>
          </table:table-cell>
          <table:table-cell office:value-type="string" table:style-name="ce1">
            <text:p>(Otto.Holland@xyza.com): Holland, Otto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01" table:style-name="ce1">
            <text:p>10910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Maris.Rose@xyza.com): Rose, Mari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04" table:style-name="ce1">
            <text:p>10910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Ivory.Collins@xyza.com): Collins, Ivor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05" table:style-name="ce1">
            <text:p>10910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Remedios.Adkins@xyza.com): Adkins, Remedio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15" table:style-name="ce1">
            <text:p>1091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Rama.Hayes@xyza.com): Hayes, Ram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18" table:style-name="ce1">
            <text:p>10911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Cameron.Howell@xyza.com): Howell, Camer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361" table:style-name="ce1">
            <text:p>14336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5" table:style-name="ce1">
            <text:p>33185</text:p>
          </table:table-cell>
          <table:table-cell office:value-type="string" table:style-name="ce1">
            <text:p>(Doris.Larson@xyza.com): Larson, Dori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4277" table:style-name="ce1">
            <text:p>11427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5" table:style-name="ce1">
            <text:p>33165</text:p>
          </table:table-cell>
          <table:table-cell office:value-type="string" table:style-name="ce1">
            <text:p>(Karleigh.Osborn@xyza.com): Osborn, Karleig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4297" table:style-name="ce1">
            <text:p>11429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5" table:style-name="ce1">
            <text:p>33165</text:p>
          </table:table-cell>
          <table:table-cell office:value-type="string" table:style-name="ce1">
            <text:p>(Cynthia.Dejesus@xyza.com): Dejesus, Cynthi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4299" table:style-name="ce1">
            <text:p>114299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5" table:style-name="ce1">
            <text:p>33165</text:p>
          </table:table-cell>
          <table:table-cell office:value-type="string" table:style-name="ce1">
            <text:p>(Nichole.Mathews@xyza.com): Mathews, Nichol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4301" table:style-name="ce1">
            <text:p>11430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5" table:style-name="ce1">
            <text:p>33165</text:p>
          </table:table-cell>
          <table:table-cell office:value-type="string" table:style-name="ce1">
            <text:p>(Charissa.Noble@xyza.com): Noble, Chariss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78676" table:style-name="ce1">
            <text:p>27867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243" table:style-name="ce1">
            <text:p>33243</text:p>
          </table:table-cell>
          <table:table-cell office:value-type="string" table:style-name="ce1">
            <text:p>(Dane.Rhodes@xyza.com): Rhodes, Dan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6395" table:style-name="ce1">
            <text:p>14639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5" table:style-name="ce1">
            <text:p>33175</text:p>
          </table:table-cell>
          <table:table-cell office:value-type="string" table:style-name="ce1">
            <text:p>(Christen.Shelton@xyza.com): Shelton, Christe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4594" table:style-name="ce1">
            <text:p>12459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7" table:style-name="ce1">
            <text:p>33177</text:p>
          </table:table-cell>
          <table:table-cell office:value-type="string" table:style-name="ce1">
            <text:p>(Thane.Dejesus@xyza.com): Dejesus, Than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47545" table:style-name="ce1">
            <text:p>24754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4" table:style-name="ce1">
            <text:p>33194</text:p>
          </table:table-cell>
          <table:table-cell office:value-type="string" table:style-name="ce1">
            <text:p>(Ifeoma.Hooper@xyza.com): Hooper, Ifeom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1915" table:style-name="ce1">
            <text:p>15191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5" table:style-name="ce1">
            <text:p>33155</text:p>
          </table:table-cell>
          <table:table-cell office:value-type="string" table:style-name="ce1">
            <text:p>(Karleigh.Johnston@xyza.com): Johnston, Karleig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39460" table:style-name="ce1">
            <text:p>13946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3" table:style-name="ce1">
            <text:p>33143</text:p>
          </table:table-cell>
          <table:table-cell office:value-type="string" table:style-name="ce1">
            <text:p>(Allen.West@xyza.com): West, Alle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39461" table:style-name="ce1">
            <text:p>13946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3" table:style-name="ce1">
            <text:p>33143</text:p>
          </table:table-cell>
          <table:table-cell office:value-type="string" table:style-name="ce1">
            <text:p>(Oliver.Wiggins@xyza.com): Wiggins, Oliver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348" table:style-name="ce1">
            <text:p>14334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5" table:style-name="ce1">
            <text:p>33185</text:p>
          </table:table-cell>
          <table:table-cell office:value-type="string" table:style-name="ce1">
            <text:p>(Arsenio.Hines@xyza.com): Hines, Arsenio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362" table:style-name="ce1">
            <text:p>14336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5" table:style-name="ce1">
            <text:p>33185</text:p>
          </table:table-cell>
          <table:table-cell office:value-type="string" table:style-name="ce1">
            <text:p>(Dale.Barry@xyza.com): Barry, Dal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6399" table:style-name="ce1">
            <text:p>14639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5" table:style-name="ce1">
            <text:p>33175</text:p>
          </table:table-cell>
          <table:table-cell office:value-type="string" table:style-name="ce1">
            <text:p>(Karleigh.Acevedo@xyza.com): Acevedo, Karleig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57372" table:style-name="ce1">
            <text:p>25737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7" table:style-name="ce1">
            <text:p>33167</text:p>
          </table:table-cell>
          <table:table-cell office:value-type="string" table:style-name="ce1">
            <text:p>(Jayme.Davenport@xyza.com): Davenport, Jaym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0505" table:style-name="ce1">
            <text:p>19050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3" table:style-name="ce1">
            <text:p>33183</text:p>
          </table:table-cell>
          <table:table-cell office:value-type="string" table:style-name="ce1">
            <text:p>(Chantale.Burt@xyza.com): Burt, Chantal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201" table:style-name="ce1">
            <text:p>15920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Ciara.Carlson@xyza.com): Carlson, Ciar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203" table:style-name="ce1">
            <text:p>15920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Asher.Woodard@xyza.com): Woodard, Asher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215" table:style-name="ce1">
            <text:p>15921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Ayanna.Bond@xyza.com): Bond, Ayan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3793" table:style-name="ce1">
            <text:p>17379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3" table:style-name="ce1">
            <text:p>33193</text:p>
          </table:table-cell>
          <table:table-cell office:value-type="string" table:style-name="ce1">
            <text:p>(Inez.Duncan@xyza.com): Duncan, Inez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29524" table:style-name="ce1">
            <text:p>22952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1" table:style-name="ce1">
            <text:p>33161</text:p>
          </table:table-cell>
          <table:table-cell office:value-type="string" table:style-name="ce1">
            <text:p>(Malik.Hodges@xyza.com): Hodges, Malik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55914" table:style-name="ce1">
            <text:p>25591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6" table:style-name="ce1">
            <text:p>33136</text:p>
          </table:table-cell>
          <table:table-cell office:value-type="string" table:style-name="ce1">
            <text:p>(Kiayada.Ward@xyza.com): Ward, Kiayad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0503" table:style-name="ce1">
            <text:p>19050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3" table:style-name="ce1">
            <text:p>33183</text:p>
          </table:table-cell>
          <table:table-cell office:value-type="string" table:style-name="ce1">
            <text:p>(Hope.Duffy@xyza.com): Duffy, Hop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9890" table:style-name="ce1">
            <text:p>18989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4" table:style-name="ce1">
            <text:p>33134</text:p>
          </table:table-cell>
          <table:table-cell office:value-type="string" table:style-name="ce1">
            <text:p>(Carly.Kinney@xyza.com): Kinney, Carl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0506" table:style-name="ce1">
            <text:p>19050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3" table:style-name="ce1">
            <text:p>33183</text:p>
          </table:table-cell>
          <table:table-cell office:value-type="string" table:style-name="ce1">
            <text:p>(Kimberly.Casey@xyza.com): Casey, Kimberl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29528" table:style-name="ce1">
            <text:p>2295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1" table:style-name="ce1">
            <text:p>33161</text:p>
          </table:table-cell>
          <table:table-cell office:value-type="string" table:style-name="ce1">
            <text:p>(Leilani.Compton@xyza.com): Compton, Leilani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47549" table:style-name="ce1">
            <text:p>24754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4" table:style-name="ce1">
            <text:p>33194</text:p>
          </table:table-cell>
          <table:table-cell office:value-type="string" table:style-name="ce1">
            <text:p>(Chastity.Reynolds@xyza.com): Reynolds, Chastit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17928" table:style-name="ce1">
            <text:p>21792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29" table:style-name="ce1">
            <text:p>33129</text:p>
          </table:table-cell>
          <table:table-cell office:value-type="string" table:style-name="ce1">
            <text:p>(Melvin.Pearson@xyza.com): Pearson, Melvi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54647" table:style-name="ce1">
            <text:p>25464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0" table:style-name="ce1">
            <text:p>33150</text:p>
          </table:table-cell>
          <table:table-cell office:value-type="string" table:style-name="ce1">
            <text:p>(Dean.Puckett@xyza.com): Puckett, Dea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52682" table:style-name="ce1">
            <text:p>25268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7" table:style-name="ce1">
            <text:p>33147</text:p>
          </table:table-cell>
          <table:table-cell office:value-type="string" table:style-name="ce1">
            <text:p>(Jasper.Huber@xyza.com): Huber, Jasper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28663" table:style-name="ce1">
            <text:p>22866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4" table:style-name="ce1">
            <text:p>33144</text:p>
          </table:table-cell>
          <table:table-cell office:value-type="string" table:style-name="ce1">
            <text:p>(Jason.Ross@xyza.com): Ross, Jas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47548" table:style-name="ce1">
            <text:p>24754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4" table:style-name="ce1">
            <text:p>33194</text:p>
          </table:table-cell>
          <table:table-cell office:value-type="string" table:style-name="ce1">
            <text:p>(Talon.Delaney@xyza.com): Delaney, Tal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0514" table:style-name="ce1">
            <text:p>19051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3" table:style-name="ce1">
            <text:p>33183</text:p>
          </table:table-cell>
          <table:table-cell office:value-type="string" table:style-name="ce1">
            <text:p>(Jermaine.Rivas@xyza.com): Rivas, Jermain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9897" table:style-name="ce1">
            <text:p>18989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4" table:style-name="ce1">
            <text:p>33134</text:p>
          </table:table-cell>
          <table:table-cell office:value-type="string" table:style-name="ce1">
            <text:p>(Gillian.Pate@xyza.com): Pate, Gillia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082" table:style-name="ce1">
            <text:p>5808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Keelie.Brady@xyza.com): Brady, Keeli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09" table:style-name="ce1">
            <text:p>10910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Kerry.Owens@xyza.com): Owens, Kerr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57540" table:style-name="ce1">
            <text:p>25754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2" table:style-name="ce1">
            <text:p>33142</text:p>
          </table:table-cell>
          <table:table-cell office:value-type="string" table:style-name="ce1">
            <text:p>(Quemby.Hudson@xyza.com): Hudson, Quemb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67030" table:style-name="ce1">
            <text:p>26703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02" table:style-name="ce1">
            <text:p>33102</text:p>
          </table:table-cell>
          <table:table-cell office:value-type="string" table:style-name="ce1">
            <text:p>(Knox.Cole@xyza.com): Cole, Knox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071" table:style-name="ce1">
            <text:p>3107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Aristotle.Macias@xyza.com): Macias, Aristotl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1917" table:style-name="ce1">
            <text:p>1519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5" table:style-name="ce1">
            <text:p>33155</text:p>
          </table:table-cell>
          <table:table-cell office:value-type="string" table:style-name="ce1">
            <text:p>(Francesca.Hyde@xyza.com): Hyde, Francesc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4295" table:style-name="ce1">
            <text:p>11429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5" table:style-name="ce1">
            <text:p>33165</text:p>
          </table:table-cell>
          <table:table-cell office:value-type="string" table:style-name="ce1">
            <text:p>(Francis.Drake@xyza.com): Drake, Franci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6380" table:style-name="ce1">
            <text:p>14638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5" table:style-name="ce1">
            <text:p>33175</text:p>
          </table:table-cell>
          <table:table-cell office:value-type="string" table:style-name="ce1">
            <text:p>(Karleigh.Ray@xyza.com): Ray, Karleig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084" table:style-name="ce1">
            <text:p>5808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Paul.Strickland@xyza.com): Strickland, Paul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33096" table:style-name="ce1">
            <text:p>23309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0" table:style-name="ce1">
            <text:p>33170</text:p>
          </table:table-cell>
          <table:table-cell office:value-type="string" table:style-name="ce1">
            <text:p>(Lester.Mullen@xyza.com): Mullen, Lester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76723" table:style-name="ce1">
            <text:p>767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6" table:style-name="ce1">
            <text:p>33176</text:p>
          </table:table-cell>
          <table:table-cell office:value-type="string" table:style-name="ce1">
            <text:p>(Cecilia.Bright@xyza.com): Bright, Cecili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1918" table:style-name="ce1">
            <text:p>1519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5" table:style-name="ce1">
            <text:p>33155</text:p>
          </table:table-cell>
          <table:table-cell office:value-type="string" table:style-name="ce1">
            <text:p>(Lev.Cardenas@xyza.com): Cardenas, Lev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900" table:style-name="ce1">
            <text:p>89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9" table:style-name="ce1">
            <text:p>33169</text:p>
          </table:table-cell>
          <table:table-cell office:value-type="string" table:style-name="ce1">
            <text:p>(India.Whitehead@xyza.com): Whitehead, Indi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200" table:style-name="ce1">
            <text:p>15920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Mercedes.Mccormick@xyza.com): Mccormick, Mercede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084" table:style-name="ce1">
            <text:p>310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Curran.Ortiz@xyza.com): Ortiz, Curra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080" table:style-name="ce1">
            <text:p>3108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Gannon.Wade@xyza.com): Wade, Gann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15" table:style-name="ce1">
            <text:p>1091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Rama.Hayes@xyza.com): Hayes, Ram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4602" table:style-name="ce1">
            <text:p>1246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7" table:style-name="ce1">
            <text:p>33177</text:p>
          </table:table-cell>
          <table:table-cell office:value-type="string" table:style-name="ce1">
            <text:p>(Sybill.Crane@xyza.com): Crane, Sybill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76689" table:style-name="ce1">
            <text:p>7668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6" table:style-name="ce1">
            <text:p>33176</text:p>
          </table:table-cell>
          <table:table-cell office:value-type="string" table:style-name="ce1">
            <text:p>(Ocean.Beasley@xyza.com): Beasley, Ocea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086" table:style-name="ce1">
            <text:p>310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Hayden.Blankenship@xyza.com): Blankenship, Hayde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9469" table:style-name="ce1">
            <text:p>1794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7" table:style-name="ce1">
            <text:p>33137</text:p>
          </table:table-cell>
          <table:table-cell office:value-type="string" table:style-name="ce1">
            <text:p>(Evangeline.Odonnell@xyza.com): Odonnell, Evangelin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4598" table:style-name="ce1">
            <text:p>1245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7" table:style-name="ce1">
            <text:p>33177</text:p>
          </table:table-cell>
          <table:table-cell office:value-type="string" table:style-name="ce1">
            <text:p>(Linus.Bolton@xyza.com): Bolton, Linu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4601" table:style-name="ce1">
            <text:p>1246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7" table:style-name="ce1">
            <text:p>33177</text:p>
          </table:table-cell>
          <table:table-cell office:value-type="string" table:style-name="ce1">
            <text:p>(Kirsten.Armstrong@xyza.com): Armstrong, Kirste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39453" table:style-name="ce1">
            <text:p>1394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3" table:style-name="ce1">
            <text:p>33143</text:p>
          </table:table-cell>
          <table:table-cell office:value-type="string" table:style-name="ce1">
            <text:p>(Joseph.Rice@xyza.com): Rice, Josep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6987" table:style-name="ce1">
            <text:p>1969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4" table:style-name="ce1">
            <text:p>33174</text:p>
          </table:table-cell>
          <table:table-cell office:value-type="string" table:style-name="ce1">
            <text:p>(Amber.Thompson@xyza.com): Thompson, Amber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1920" table:style-name="ce1">
            <text:p>1519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5" table:style-name="ce1">
            <text:p>33155</text:p>
          </table:table-cell>
          <table:table-cell office:value-type="string" table:style-name="ce1">
            <text:p>(Cadman.Zamora@xyza.com): Zamora, Cadma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39455" table:style-name="ce1">
            <text:p>13945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3" table:style-name="ce1">
            <text:p>33143</text:p>
          </table:table-cell>
          <table:table-cell office:value-type="string" table:style-name="ce1">
            <text:p>(Donna.Nieves@xyza.com): Nieves, Don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64643" table:style-name="ce1">
            <text:p>646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8" table:style-name="ce1">
            <text:p>33178</text:p>
          </table:table-cell>
          <table:table-cell office:value-type="string" table:style-name="ce1">
            <text:p>(Lacey.Garrett@xyza.com): Garrett, Lace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76714" table:style-name="ce1">
            <text:p>767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6" table:style-name="ce1">
            <text:p>33176</text:p>
          </table:table-cell>
          <table:table-cell office:value-type="string" table:style-name="ce1">
            <text:p>(Alec.Russell@xyza.com): Russell, Alec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06" table:style-name="ce1">
            <text:p>31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Bertha.Alvarado@xyza.com): Alvarado, Berth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355" table:style-name="ce1">
            <text:p>14335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5" table:style-name="ce1">
            <text:p>33185</text:p>
          </table:table-cell>
          <table:table-cell office:value-type="string" table:style-name="ce1">
            <text:p>(Eric.Mcconnell@xyza.com): Mcconnell, Eric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850" table:style-name="ce1">
            <text:p>885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9" table:style-name="ce1">
            <text:p>33169</text:p>
          </table:table-cell>
          <table:table-cell office:value-type="string" table:style-name="ce1">
            <text:p>(Calvin.Conway@xyza.com): Conway, Calvi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851" table:style-name="ce1">
            <text:p>885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9" table:style-name="ce1">
            <text:p>33169</text:p>
          </table:table-cell>
          <table:table-cell office:value-type="string" table:style-name="ce1">
            <text:p>(Ingrid.Lewis@xyza.com): Lewis, Ingrid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4297" table:style-name="ce1">
            <text:p>1142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5" table:style-name="ce1">
            <text:p>33165</text:p>
          </table:table-cell>
          <table:table-cell office:value-type="string" table:style-name="ce1">
            <text:p>(Cynthia.Dejesus@xyza.com): Dejesus, Cynthi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4298" table:style-name="ce1">
            <text:p>1142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5" table:style-name="ce1">
            <text:p>33165</text:p>
          </table:table-cell>
          <table:table-cell office:value-type="string" table:style-name="ce1">
            <text:p>(Macon.Klein@xyza.com): Klein, Mac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13" table:style-name="ce1">
            <text:p>31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Kane.Fox@xyza.com): Fox, Kan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14" table:style-name="ce1">
            <text:p>31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Julie.Winters@xyza.com): Winters, Juli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34410" table:style-name="ce1">
            <text:p>23441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8" table:style-name="ce1">
            <text:p>33158</text:p>
          </table:table-cell>
          <table:table-cell office:value-type="string" table:style-name="ce1">
            <text:p>(Dorothy.Rodriquez@xyza.com): Rodriquez, Doroth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091" table:style-name="ce1">
            <text:p>5809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Beau.Sutton@xyza.com): Sutton, Beau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4284" table:style-name="ce1">
            <text:p>11428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5" table:style-name="ce1">
            <text:p>33165</text:p>
          </table:table-cell>
          <table:table-cell office:value-type="string" table:style-name="ce1">
            <text:p>(Boris.Leonard@xyza.com): Leonard, Bori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54398" table:style-name="ce1">
            <text:p>25439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35" table:style-name="ce1">
            <text:p>33135</text:p>
          </table:table-cell>
          <table:table-cell office:value-type="string" table:style-name="ce1">
            <text:p>(Meredith.Matthews@xyza.com): Matthews, Meredit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39460" table:style-name="ce1">
            <text:p>13946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3" table:style-name="ce1">
            <text:p>33143</text:p>
          </table:table-cell>
          <table:table-cell office:value-type="string" table:style-name="ce1">
            <text:p>(Allen.West@xyza.com): West, Alle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0509" table:style-name="ce1">
            <text:p>1905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3" table:style-name="ce1">
            <text:p>33183</text:p>
          </table:table-cell>
          <table:table-cell office:value-type="string" table:style-name="ce1">
            <text:p>(Tanya.Britt@xyza.com): Britt, Tany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4290" table:style-name="ce1">
            <text:p>11429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5" table:style-name="ce1">
            <text:p>33165</text:p>
          </table:table-cell>
          <table:table-cell office:value-type="string" table:style-name="ce1">
            <text:p>(Ashton.Battle@xyza.com): Battle, Asht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07" table:style-name="ce1">
            <text:p>10910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Nerea.Dawson@xyza.com): Dawson, Nere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03" table:style-name="ce1">
            <text:p>3110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Jarrod.Bennett@xyza.com): Bennett, Jarrod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05070" table:style-name="ce1">
            <text:p>20507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9" table:style-name="ce1">
            <text:p>33179</text:p>
          </table:table-cell>
          <table:table-cell office:value-type="string" table:style-name="ce1">
            <text:p>(Rafael.Fox@xyza.com): Fox, Rafael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39458" table:style-name="ce1">
            <text:p>13945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43" table:style-name="ce1">
            <text:p>33143</text:p>
          </table:table-cell>
          <table:table-cell office:value-type="string" table:style-name="ce1">
            <text:p>(Martena.Guy@xyza.com): Guy, Marte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1912" table:style-name="ce1">
            <text:p>15191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5" table:style-name="ce1">
            <text:p>33155</text:p>
          </table:table-cell>
          <table:table-cell office:value-type="string" table:style-name="ce1">
            <text:p>(Ina.Winters@xyza.com): Winters, I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208" table:style-name="ce1">
            <text:p>1592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Thaddeus.Vang@xyza.com): Vang, Thaddeus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202" table:style-name="ce1">
            <text:p>15920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Yoshio.Byers@xyza.com): Byers, Yoshio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9736" table:style-name="ce1">
            <text:p>9973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6" table:style-name="ce1">
            <text:p>33156</text:p>
          </table:table-cell>
          <table:table-cell office:value-type="string" table:style-name="ce1">
            <text:p>(Amena.Mendez@xyza.com): Mendez, Ame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3089" table:style-name="ce1">
            <text:p>11308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0" table:style-name="ce1">
            <text:p>33180</text:p>
          </table:table-cell>
          <table:table-cell office:value-type="string" table:style-name="ce1">
            <text:p>(Owen.Chang@xyza.com): Chang, Owe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096" table:style-name="ce1">
            <text:p>3109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Gillian.Juarez@xyza.com): Juarez, Gillia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76703" table:style-name="ce1">
            <text:p>7670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6" table:style-name="ce1">
            <text:p>33176</text:p>
          </table:table-cell>
          <table:table-cell office:value-type="string" table:style-name="ce1">
            <text:p>(Ingrid.Kirkland@xyza.com): Kirkland, Ingrid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6233" table:style-name="ce1">
            <text:p>17623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9" table:style-name="ce1">
            <text:p>33189</text:p>
          </table:table-cell>
          <table:table-cell office:value-type="string" table:style-name="ce1">
            <text:p>(Hannah.Rhodes@xyza.com): Rhodes, Hanna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095" table:style-name="ce1">
            <text:p>5809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Denton.Mercado@xyza.com): Mercado, Dent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9460" table:style-name="ce1">
            <text:p>1294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6" table:style-name="ce1">
            <text:p>33166</text:p>
          </table:table-cell>
          <table:table-cell office:value-type="string" table:style-name="ce1">
            <text:p>(Sigourney.Pratt@xyza.com): Pratt, Sigourne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100" table:style-name="ce1">
            <text:p>3110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Francesca.Vaughan@xyza.com): Vaughan, Francesc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847" table:style-name="ce1">
            <text:p>884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69" table:style-name="ce1">
            <text:p>33169</text:p>
          </table:table-cell>
          <table:table-cell office:value-type="string" table:style-name="ce1">
            <text:p>(Shelby.Parks@xyza.com): Parks, Shelb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3794" table:style-name="ce1">
            <text:p>17379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3" table:style-name="ce1">
            <text:p>33193</text:p>
          </table:table-cell>
          <table:table-cell office:value-type="string" table:style-name="ce1">
            <text:p>(Akeem.Maddox@xyza.com): Maddox, Akeem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102" table:style-name="ce1">
            <text:p>5810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Quail.Estrada@xyza.com): Estrada, Quail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122" table:style-name="ce1">
            <text:p>58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Rajah.Hinton@xyza.com): Hinton, Rajah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9104" table:style-name="ce1">
            <text:p>1091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6" table:style-name="ce1">
            <text:p>33196</text:p>
          </table:table-cell>
          <table:table-cell office:value-type="string" table:style-name="ce1">
            <text:p>(Ivory.Collins@xyza.com): Collins, Ivor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58088" table:style-name="ce1">
            <text:p>5808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6" table:style-name="ce1">
            <text:p>33186</text:p>
          </table:table-cell>
          <table:table-cell office:value-type="string" table:style-name="ce1">
            <text:p>(Ashton.Mcclain@xyza.com): Mcclain, Ashton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6229" table:style-name="ce1">
            <text:p>1762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9" table:style-name="ce1">
            <text:p>33189</text:p>
          </table:table-cell>
          <table:table-cell office:value-type="string" table:style-name="ce1">
            <text:p>(Kelly.Nicholson@xyza.com): Nicholson, Kell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76694" table:style-name="ce1">
            <text:p>7669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6" table:style-name="ce1">
            <text:p>33176</text:p>
          </table:table-cell>
          <table:table-cell office:value-type="string" table:style-name="ce1">
            <text:p>(Mufutau.Morton@xyza.com): Morton, Mufutau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9206" table:style-name="ce1">
            <text:p>15920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3" table:style-name="ce1">
            <text:p>33173</text:p>
          </table:table-cell>
          <table:table-cell office:value-type="string" table:style-name="ce1">
            <text:p>(Glenna.Blair@xyza.com): Blair, Glenn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353" table:style-name="ce1">
            <text:p>14335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85" table:style-name="ce1">
            <text:p>33185</text:p>
          </table:table-cell>
          <table:table-cell office:value-type="string" table:style-name="ce1">
            <text:p>(Maite.Holland@xyza.com): Holland, Maite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1099" table:style-name="ce1">
            <text:p>3109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57" table:style-name="ce1">
            <text:p>33157</text:p>
          </table:table-cell>
          <table:table-cell office:value-type="string" table:style-name="ce1">
            <text:p>(Sacha.Coffey@xyza.com): Coffey, Sach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6382" table:style-name="ce1">
            <text:p>14638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75" table:style-name="ce1">
            <text:p>33175</text:p>
          </table:table-cell>
          <table:table-cell office:value-type="string" table:style-name="ce1">
            <text:p>(Courtney.Marshall@xyza.com): Marshall, Courtney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3792" table:style-name="ce1">
            <text:p>17379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193" table:style-name="ce1">
            <text:p>33193</text:p>
          </table:table-cell>
          <table:table-cell office:value-type="string" table:style-name="ce1">
            <text:p>(Amelia.Estes@xyza.com): Estes, Amelia</text:p>
          </table:table-cell>
          <table:table-cell office:value-type="string" table:style-name="ce1">
            <text:p>Miami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856" table:style-name="ce1">
            <text:p>1585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1" table:style-name="ce1">
            <text:p>33311</text:p>
          </table:table-cell>
          <table:table-cell office:value-type="string" table:style-name="ce1">
            <text:p>(Demetria.Ramirez@xyza.com): Ramirez, Demetri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858" table:style-name="ce1">
            <text:p>1585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1" table:style-name="ce1">
            <text:p>33311</text:p>
          </table:table-cell>
          <table:table-cell office:value-type="string" table:style-name="ce1">
            <text:p>(Caleb.Sosa@xyza.com): Sosa, Caleb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859" table:style-name="ce1">
            <text:p>1585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1" table:style-name="ce1">
            <text:p>33311</text:p>
          </table:table-cell>
          <table:table-cell office:value-type="string" table:style-name="ce1">
            <text:p>(Walker.Conway@xyza.com): Conway, Walker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872" table:style-name="ce1">
            <text:p>1587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1" table:style-name="ce1">
            <text:p>33311</text:p>
          </table:table-cell>
          <table:table-cell office:value-type="string" table:style-name="ce1">
            <text:p>(Bryar.Boyle@xyza.com): Boyle, Bryar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17643" table:style-name="ce1">
            <text:p>217643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6" table:style-name="ce1">
            <text:p>33306</text:p>
          </table:table-cell>
          <table:table-cell office:value-type="string" table:style-name="ce1">
            <text:p>(Ulric.Peck@xyza.com): Peck, Ulric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0645" table:style-name="ce1">
            <text:p>14064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2" table:style-name="ce1">
            <text:p>33322</text:p>
          </table:table-cell>
          <table:table-cell office:value-type="string" table:style-name="ce1">
            <text:p>(Kelly.Figueroa@xyza.com): Figueroa, Kell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0640" table:style-name="ce1">
            <text:p>1406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2" table:style-name="ce1">
            <text:p>33322</text:p>
          </table:table-cell>
          <table:table-cell office:value-type="string" table:style-name="ce1">
            <text:p>(Ina.Waller@xyza.com): Waller, In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7828" table:style-name="ce1">
            <text:p>12782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7" table:style-name="ce1">
            <text:p>33327</text:p>
          </table:table-cell>
          <table:table-cell office:value-type="string" table:style-name="ce1">
            <text:p>(Beck.Sweeney@xyza.com): Sweeney, Beck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37" table:style-name="ce1">
            <text:p>8303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Maile.Mccoy@xyza.com): Mccoy, Mail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2312" table:style-name="ce1">
            <text:p>11231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8" table:style-name="ce1">
            <text:p>33308</text:p>
          </table:table-cell>
          <table:table-cell office:value-type="string" table:style-name="ce1">
            <text:p>(Jorden.Gonzalez@xyza.com): Gonzalez, Jorde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0652" table:style-name="ce1">
            <text:p>14065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2" table:style-name="ce1">
            <text:p>33322</text:p>
          </table:table-cell>
          <table:table-cell office:value-type="string" table:style-name="ce1">
            <text:p>(Freya.Weeks@xyza.com): Weeks, Frey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4250" table:style-name="ce1">
            <text:p>19425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9" table:style-name="ce1">
            <text:p>33319</text:p>
          </table:table-cell>
          <table:table-cell office:value-type="string" table:style-name="ce1">
            <text:p>(Lacota.Olson@xyza.com): Olson, Lacot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2964" table:style-name="ce1">
            <text:p>15296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3" table:style-name="ce1">
            <text:p>33323</text:p>
          </table:table-cell>
          <table:table-cell office:value-type="string" table:style-name="ce1">
            <text:p>(Adam.Montgomery@xyza.com): Montgomery, Adam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5078" table:style-name="ce1">
            <text:p>3507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5" table:style-name="ce1">
            <text:p>33325</text:p>
          </table:table-cell>
          <table:table-cell office:value-type="string" table:style-name="ce1">
            <text:p>(Melanie.Bray@xyza.com): Bray, Melani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5086" table:style-name="ce1">
            <text:p>3508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5" table:style-name="ce1">
            <text:p>33325</text:p>
          </table:table-cell>
          <table:table-cell office:value-type="string" table:style-name="ce1">
            <text:p>(Mona.Raymond@xyza.com): Raymond, Mon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5097" table:style-name="ce1">
            <text:p>3509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5" table:style-name="ce1">
            <text:p>33325</text:p>
          </table:table-cell>
          <table:table-cell office:value-type="string" table:style-name="ce1">
            <text:p>(Zane.Farrell@xyza.com): Farrell, Zan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5114" table:style-name="ce1">
            <text:p>3511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5" table:style-name="ce1">
            <text:p>33325</text:p>
          </table:table-cell>
          <table:table-cell office:value-type="string" table:style-name="ce1">
            <text:p>(Aphrodite.Chambers@xyza.com): Chambers, Aphrodit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9274" table:style-name="ce1">
            <text:p>17927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9" table:style-name="ce1">
            <text:p>33309</text:p>
          </table:table-cell>
          <table:table-cell office:value-type="string" table:style-name="ce1">
            <text:p>(Mona.Brown@xyza.com): Brown, Mon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0651" table:style-name="ce1">
            <text:p>14065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2" table:style-name="ce1">
            <text:p>33322</text:p>
          </table:table-cell>
          <table:table-cell office:value-type="string" table:style-name="ce1">
            <text:p>(Colt.Sullivan@xyza.com): Sullivan, Colt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0651" table:style-name="ce1">
            <text:p>14065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2" table:style-name="ce1">
            <text:p>33322</text:p>
          </table:table-cell>
          <table:table-cell office:value-type="string" table:style-name="ce1">
            <text:p>(Colt.Sullivan@xyza.com): Sullivan, Colt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2700" table:style-name="ce1">
            <text:p>12270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0" table:style-name="ce1">
            <text:p>33330</text:p>
          </table:table-cell>
          <table:table-cell office:value-type="string" table:style-name="ce1">
            <text:p>(Hyatt.Alston@xyza.com): Alston, Hyatt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0550" table:style-name="ce1">
            <text:p>8055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2" table:style-name="ce1">
            <text:p>33312</text:p>
          </table:table-cell>
          <table:table-cell office:value-type="string" table:style-name="ce1">
            <text:p>(Rebekah.Le@xyza.com): Le, Rebekah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9167" table:style-name="ce1">
            <text:p>8916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4" table:style-name="ce1">
            <text:p>33324</text:p>
          </table:table-cell>
          <table:table-cell office:value-type="string" table:style-name="ce1">
            <text:p>(Mariko.Tyson@xyza.com): Tyson, Mariko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39" table:style-name="ce1">
            <text:p>8303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Desirae.Delacruz@xyza.com): Delacruz, Desira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2711" table:style-name="ce1">
            <text:p>12271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0" table:style-name="ce1">
            <text:p>33330</text:p>
          </table:table-cell>
          <table:table-cell office:value-type="string" table:style-name="ce1">
            <text:p>(Alika.Wheeler@xyza.com): Wheeler, Alik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0753" table:style-name="ce1">
            <text:p>9075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7" table:style-name="ce1">
            <text:p>33317</text:p>
          </table:table-cell>
          <table:table-cell office:value-type="string" table:style-name="ce1">
            <text:p>(Fuller.Mack@xyza.com): Mack, Fuller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9158" table:style-name="ce1">
            <text:p>8915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4" table:style-name="ce1">
            <text:p>33324</text:p>
          </table:table-cell>
          <table:table-cell office:value-type="string" table:style-name="ce1">
            <text:p>(Giacomo.Bridges@xyza.com): Bridges, Giacomo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2891" table:style-name="ce1">
            <text:p>17289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51" table:style-name="ce1">
            <text:p>33351</text:p>
          </table:table-cell>
          <table:table-cell office:value-type="string" table:style-name="ce1">
            <text:p>(Frances.Cardenas@xyza.com): Cardenas, Frances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2716" table:style-name="ce1">
            <text:p>12271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0" table:style-name="ce1">
            <text:p>33330</text:p>
          </table:table-cell>
          <table:table-cell office:value-type="string" table:style-name="ce1">
            <text:p>(Tatum.Bonner@xyza.com): Bonner, Tatum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486" table:style-name="ce1">
            <text:p>14348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1" table:style-name="ce1">
            <text:p>33321</text:p>
          </table:table-cell>
          <table:table-cell office:value-type="string" table:style-name="ce1">
            <text:p>(Imelda.Jordan@xyza.com): Jordan, Imeld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486" table:style-name="ce1">
            <text:p>14348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1" table:style-name="ce1">
            <text:p>33321</text:p>
          </table:table-cell>
          <table:table-cell office:value-type="string" table:style-name="ce1">
            <text:p>(Imelda.Jordan@xyza.com): Jordan, Imeld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2887" table:style-name="ce1">
            <text:p>17288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51" table:style-name="ce1">
            <text:p>33351</text:p>
          </table:table-cell>
          <table:table-cell office:value-type="string" table:style-name="ce1">
            <text:p>(Orson.Larsen@xyza.com): Larsen, Orso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7164" table:style-name="ce1">
            <text:p>18716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5" table:style-name="ce1">
            <text:p>33315</text:p>
          </table:table-cell>
          <table:table-cell office:value-type="string" table:style-name="ce1">
            <text:p>(Geoffrey.Kennedy@xyza.com): Kennedy, Geoffre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2717" table:style-name="ce1">
            <text:p>12271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0" table:style-name="ce1">
            <text:p>33330</text:p>
          </table:table-cell>
          <table:table-cell office:value-type="string" table:style-name="ce1">
            <text:p>(Savannah.Sawyer@xyza.com): Sawyer, Savannah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0285" table:style-name="ce1">
            <text:p>19028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4" table:style-name="ce1">
            <text:p>33334</text:p>
          </table:table-cell>
          <table:table-cell office:value-type="string" table:style-name="ce1">
            <text:p>(Abraham.Robles@xyza.com): Robles, Abraham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28" table:style-name="ce1">
            <text:p>8302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Sonya.Kline@xyza.com): Kline, Sony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0552" table:style-name="ce1">
            <text:p>8055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2" table:style-name="ce1">
            <text:p>33312</text:p>
          </table:table-cell>
          <table:table-cell office:value-type="string" table:style-name="ce1">
            <text:p>(Jada.May@xyza.com): May, Jad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0555" table:style-name="ce1">
            <text:p>8055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2" table:style-name="ce1">
            <text:p>33312</text:p>
          </table:table-cell>
          <table:table-cell office:value-type="string" table:style-name="ce1">
            <text:p>(Stacy.Owen@xyza.com): Owen, Stac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0574" table:style-name="ce1">
            <text:p>8057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2" table:style-name="ce1">
            <text:p>33312</text:p>
          </table:table-cell>
          <table:table-cell office:value-type="string" table:style-name="ce1">
            <text:p>(Neil.Downs@xyza.com): Downs, Neil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0576" table:style-name="ce1">
            <text:p>8057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2" table:style-name="ce1">
            <text:p>33312</text:p>
          </table:table-cell>
          <table:table-cell office:value-type="string" table:style-name="ce1">
            <text:p>(Colt.Webb@xyza.com): Webb, Colt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3997" table:style-name="ce1">
            <text:p>9399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1" table:style-name="ce1">
            <text:p>33331</text:p>
          </table:table-cell>
          <table:table-cell office:value-type="string" table:style-name="ce1">
            <text:p>(Blossom.Marsh@xyza.com): Marsh, Blossom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3984" table:style-name="ce1">
            <text:p>9398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1" table:style-name="ce1">
            <text:p>33331</text:p>
          </table:table-cell>
          <table:table-cell office:value-type="string" table:style-name="ce1">
            <text:p>(Zephania.Mccray@xyza.com): Mccray, Zephani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33" table:style-name="ce1">
            <text:p>8303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Damon.Long@xyza.com): Long, Damo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45" table:style-name="ce1">
            <text:p>8304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Bree.Jacobs@xyza.com): Jacobs, Bre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46" table:style-name="ce1">
            <text:p>8304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Zorita.Salazar@xyza.com): Salazar, Zorit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47" table:style-name="ce1">
            <text:p>8304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Lareina.Gutierrez@xyza.com): Gutierrez, Larein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7165" table:style-name="ce1">
            <text:p>18716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5" table:style-name="ce1">
            <text:p>33315</text:p>
          </table:table-cell>
          <table:table-cell office:value-type="string" table:style-name="ce1">
            <text:p>(Lucius.Espinoza@xyza.com): Espinoza, Lucius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9144" table:style-name="ce1">
            <text:p>8914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4" table:style-name="ce1">
            <text:p>33324</text:p>
          </table:table-cell>
          <table:table-cell office:value-type="string" table:style-name="ce1">
            <text:p>(Leila.Jensen@xyza.com): Jensen, Leil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9141" table:style-name="ce1">
            <text:p>8914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4" table:style-name="ce1">
            <text:p>33324</text:p>
          </table:table-cell>
          <table:table-cell office:value-type="string" table:style-name="ce1">
            <text:p>(Jasper.Goodwin@xyza.com): Goodwin, Jasper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9150" table:style-name="ce1">
            <text:p>8915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4" table:style-name="ce1">
            <text:p>33324</text:p>
          </table:table-cell>
          <table:table-cell office:value-type="string" table:style-name="ce1">
            <text:p>(Maile.Garrison@xyza.com): Garrison, Mail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9151" table:style-name="ce1">
            <text:p>8915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4" table:style-name="ce1">
            <text:p>33324</text:p>
          </table:table-cell>
          <table:table-cell office:value-type="string" table:style-name="ce1">
            <text:p>(Hadley.Silva@xyza.com): Silva, Hadle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9152" table:style-name="ce1">
            <text:p>89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4" table:style-name="ce1">
            <text:p>33324</text:p>
          </table:table-cell>
          <table:table-cell office:value-type="string" table:style-name="ce1">
            <text:p>(Bruce.Scott@xyza.com): Scott, Bruc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0766" table:style-name="ce1">
            <text:p>9076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7" table:style-name="ce1">
            <text:p>33317</text:p>
          </table:table-cell>
          <table:table-cell office:value-type="string" table:style-name="ce1">
            <text:p>(Robin.Medina@xyza.com): Medina, Robi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4000" table:style-name="ce1">
            <text:p>9400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1" table:style-name="ce1">
            <text:p>33331</text:p>
          </table:table-cell>
          <table:table-cell office:value-type="string" table:style-name="ce1">
            <text:p>(Gillian.Dudley@xyza.com): Dudley, Gillia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4003" table:style-name="ce1">
            <text:p>9400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1" table:style-name="ce1">
            <text:p>33331</text:p>
          </table:table-cell>
          <table:table-cell office:value-type="string" table:style-name="ce1">
            <text:p>(Dorian.Hansen@xyza.com): Hansen, Doria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66821" table:style-name="ce1">
            <text:p>16682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4" table:style-name="ce1">
            <text:p>33314</text:p>
          </table:table-cell>
          <table:table-cell office:value-type="string" table:style-name="ce1">
            <text:p>(Jorden.Mcdonald@xyza.com): Mcdonald, Jorde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5057" table:style-name="ce1">
            <text:p>10505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1" table:style-name="ce1">
            <text:p>33301</text:p>
          </table:table-cell>
          <table:table-cell office:value-type="string" table:style-name="ce1">
            <text:p>(Byron.Mccray@xyza.com): Mccray, Byro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7159" table:style-name="ce1">
            <text:p>18715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5" table:style-name="ce1">
            <text:p>33315</text:p>
          </table:table-cell>
          <table:table-cell office:value-type="string" table:style-name="ce1">
            <text:p>(Shea.Meyer@xyza.com): Meyer, She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7225" table:style-name="ce1">
            <text:p>10722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2" table:style-name="ce1">
            <text:p>33332</text:p>
          </table:table-cell>
          <table:table-cell office:value-type="string" table:style-name="ce1">
            <text:p>(Xandra.Reese@xyza.com): Reese, Xandr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7241" table:style-name="ce1">
            <text:p>10724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2" table:style-name="ce1">
            <text:p>33332</text:p>
          </table:table-cell>
          <table:table-cell office:value-type="string" table:style-name="ce1">
            <text:p>(Nerea.Golden@xyza.com): Golden, Nere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9276" table:style-name="ce1">
            <text:p>17927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9" table:style-name="ce1">
            <text:p>33309</text:p>
          </table:table-cell>
          <table:table-cell office:value-type="string" table:style-name="ce1">
            <text:p>(Abbot.Head@xyza.com): Head, Abbot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12304" table:style-name="ce1">
            <text:p>11230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8" table:style-name="ce1">
            <text:p>33308</text:p>
          </table:table-cell>
          <table:table-cell office:value-type="string" table:style-name="ce1">
            <text:p>(Burton.Ryan@xyza.com): Ryan, Burto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2695" table:style-name="ce1">
            <text:p>12269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0" table:style-name="ce1">
            <text:p>33330</text:p>
          </table:table-cell>
          <table:table-cell office:value-type="string" table:style-name="ce1">
            <text:p>(Elizabeth.Giles@xyza.com): Giles, Elizabeth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2699" table:style-name="ce1">
            <text:p>12269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0" table:style-name="ce1">
            <text:p>33330</text:p>
          </table:table-cell>
          <table:table-cell office:value-type="string" table:style-name="ce1">
            <text:p>(Pandora.Norman@xyza.com): Norman, Pandor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2966" table:style-name="ce1">
            <text:p>15296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3" table:style-name="ce1">
            <text:p>33323</text:p>
          </table:table-cell>
          <table:table-cell office:value-type="string" table:style-name="ce1">
            <text:p>(Emily.Dickerson@xyza.com): Dickerson, Emil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7819" table:style-name="ce1">
            <text:p>127819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7" table:style-name="ce1">
            <text:p>33327</text:p>
          </table:table-cell>
          <table:table-cell office:value-type="string" table:style-name="ce1">
            <text:p>(Mary.Frye@xyza.com): Frye, Mar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7840" table:style-name="ce1">
            <text:p>12784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7" table:style-name="ce1">
            <text:p>33327</text:p>
          </table:table-cell>
          <table:table-cell office:value-type="string" table:style-name="ce1">
            <text:p>(Dominic.Duncan@xyza.com): Duncan, Dominic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2960" table:style-name="ce1">
            <text:p>15296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3" table:style-name="ce1">
            <text:p>33323</text:p>
          </table:table-cell>
          <table:table-cell office:value-type="string" table:style-name="ce1">
            <text:p>(Felicia.Frederick@xyza.com): Frederick, Felici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2961" table:style-name="ce1">
            <text:p>15296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3" table:style-name="ce1">
            <text:p>33323</text:p>
          </table:table-cell>
          <table:table-cell office:value-type="string" table:style-name="ce1">
            <text:p>(Zachery.Weaver@xyza.com): Weaver, Zacher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222526" table:style-name="ce1">
            <text:p>22252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3" table:style-name="ce1">
            <text:p>33313</text:p>
          </table:table-cell>
          <table:table-cell office:value-type="string" table:style-name="ce1">
            <text:p>(Cyrus.Garcia@xyza.com): Garcia, Cyrus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2963" table:style-name="ce1">
            <text:p>152963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3" table:style-name="ce1">
            <text:p>33323</text:p>
          </table:table-cell>
          <table:table-cell office:value-type="string" table:style-name="ce1">
            <text:p>(Clayton.Beasley@xyza.com): Beasley, Clayto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66826" table:style-name="ce1">
            <text:p>16682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4" table:style-name="ce1">
            <text:p>33314</text:p>
          </table:table-cell>
          <table:table-cell office:value-type="string" table:style-name="ce1">
            <text:p>(Wallace.Nash@xyza.com): Nash, Wallac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9271" table:style-name="ce1">
            <text:p>17927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9" table:style-name="ce1">
            <text:p>33309</text:p>
          </table:table-cell>
          <table:table-cell office:value-type="string" table:style-name="ce1">
            <text:p>(Damian.Fischer@xyza.com): Fischer, Damia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489" table:style-name="ce1">
            <text:p>14348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1" table:style-name="ce1">
            <text:p>33321</text:p>
          </table:table-cell>
          <table:table-cell office:value-type="string" table:style-name="ce1">
            <text:p>(Mary.Santana@xyza.com): Santana, Mar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2955" table:style-name="ce1">
            <text:p>15295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3" table:style-name="ce1">
            <text:p>33323</text:p>
          </table:table-cell>
          <table:table-cell office:value-type="string" table:style-name="ce1">
            <text:p>(Lev.Walsh@xyza.com): Walsh, Lev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2957" table:style-name="ce1">
            <text:p>15295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3" table:style-name="ce1">
            <text:p>33323</text:p>
          </table:table-cell>
          <table:table-cell office:value-type="string" table:style-name="ce1">
            <text:p>(Hammett.Montoya@xyza.com): Montoya, Hammett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66733" table:style-name="ce1">
            <text:p>16673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6" table:style-name="ce1">
            <text:p>33316</text:p>
          </table:table-cell>
          <table:table-cell office:value-type="string" table:style-name="ce1">
            <text:p>(Renee.Harrington@xyza.com): Harrington, Rene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66734" table:style-name="ce1">
            <text:p>16673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6" table:style-name="ce1">
            <text:p>33316</text:p>
          </table:table-cell>
          <table:table-cell office:value-type="string" table:style-name="ce1">
            <text:p>(Miriam.Wilkerson@xyza.com): Wilkerson, Miriam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66734" table:style-name="ce1">
            <text:p>16673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6" table:style-name="ce1">
            <text:p>33316</text:p>
          </table:table-cell>
          <table:table-cell office:value-type="string" table:style-name="ce1">
            <text:p>(Miriam.Wilkerson@xyza.com): Wilkerson, Miriam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66828" table:style-name="ce1">
            <text:p>16682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4" table:style-name="ce1">
            <text:p>33314</text:p>
          </table:table-cell>
          <table:table-cell office:value-type="string" table:style-name="ce1">
            <text:p>(Thane.Emerson@xyza.com): Emerson, Than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2879" table:style-name="ce1">
            <text:p>17287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51" table:style-name="ce1">
            <text:p>33351</text:p>
          </table:table-cell>
          <table:table-cell office:value-type="string" table:style-name="ce1">
            <text:p>(Meghan.Shaw@xyza.com): Shaw, Megha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2893" table:style-name="ce1">
            <text:p>17289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51" table:style-name="ce1">
            <text:p>33351</text:p>
          </table:table-cell>
          <table:table-cell office:value-type="string" table:style-name="ce1">
            <text:p>(Buckminster.Estrada@xyza.com): Estrada, Buckminster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7168" table:style-name="ce1">
            <text:p>18716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5" table:style-name="ce1">
            <text:p>33315</text:p>
          </table:table-cell>
          <table:table-cell office:value-type="string" table:style-name="ce1">
            <text:p>(Sloane.Zamora@xyza.com): Zamora, Sloan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9277" table:style-name="ce1">
            <text:p>17927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9" table:style-name="ce1">
            <text:p>33309</text:p>
          </table:table-cell>
          <table:table-cell office:value-type="string" table:style-name="ce1">
            <text:p>(Zena.Brock@xyza.com): Brock, Zen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7160" table:style-name="ce1">
            <text:p>18716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5" table:style-name="ce1">
            <text:p>33315</text:p>
          </table:table-cell>
          <table:table-cell office:value-type="string" table:style-name="ce1">
            <text:p>(Linda.Craft@xyza.com): Craft, Lind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15" table:style-name="ce1">
            <text:p>8301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Molly.Stephens@xyza.com): Stephens, Moll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0281" table:style-name="ce1">
            <text:p>19028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4" table:style-name="ce1">
            <text:p>33334</text:p>
          </table:table-cell>
          <table:table-cell office:value-type="string" table:style-name="ce1">
            <text:p>(Cassidy.Savage@xyza.com): Savage, Cassid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4257" table:style-name="ce1">
            <text:p>19425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9" table:style-name="ce1">
            <text:p>33319</text:p>
          </table:table-cell>
          <table:table-cell office:value-type="string" table:style-name="ce1">
            <text:p>(Ginger.Blanchard@xyza.com): Blanchard, Ginger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7820" table:style-name="ce1">
            <text:p>12782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7" table:style-name="ce1">
            <text:p>33327</text:p>
          </table:table-cell>
          <table:table-cell office:value-type="string" table:style-name="ce1">
            <text:p>(Aubrey.Summers@xyza.com): Summers, Aubre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5089" table:style-name="ce1">
            <text:p>3508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5" table:style-name="ce1">
            <text:p>33325</text:p>
          </table:table-cell>
          <table:table-cell office:value-type="string" table:style-name="ce1">
            <text:p>(Ishmael.Macdonald@xyza.com): Macdonald, Ishmael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35102" table:style-name="ce1">
            <text:p>3510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5" table:style-name="ce1">
            <text:p>33325</text:p>
          </table:table-cell>
          <table:table-cell office:value-type="string" table:style-name="ce1">
            <text:p>(Teagan.Gay@xyza.com): Gay, Teaga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2025" table:style-name="ce1">
            <text:p>8202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6" table:style-name="ce1">
            <text:p>33326</text:p>
          </table:table-cell>
          <table:table-cell office:value-type="string" table:style-name="ce1">
            <text:p>(Neville.Farley@xyza.com): Farley, Nevill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9165" table:style-name="ce1">
            <text:p>8916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4" table:style-name="ce1">
            <text:p>33324</text:p>
          </table:table-cell>
          <table:table-cell office:value-type="string" table:style-name="ce1">
            <text:p>(MacKenzie.Hess@xyza.com): Hess, MacKenzi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79280" table:style-name="ce1">
            <text:p>17928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9" table:style-name="ce1">
            <text:p>33309</text:p>
          </table:table-cell>
          <table:table-cell office:value-type="string" table:style-name="ce1">
            <text:p>(Alice.Colon@xyza.com): Colon, Alic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0570" table:style-name="ce1">
            <text:p>8057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2" table:style-name="ce1">
            <text:p>33312</text:p>
          </table:table-cell>
          <table:table-cell office:value-type="string" table:style-name="ce1">
            <text:p>(Addison.Meyers@xyza.com): Meyers, Addiso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16" table:style-name="ce1">
            <text:p>8301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Aquila.Finley@xyza.com): Finley, Aquil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475" table:style-name="ce1">
            <text:p>14347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1" table:style-name="ce1">
            <text:p>33321</text:p>
          </table:table-cell>
          <table:table-cell office:value-type="string" table:style-name="ce1">
            <text:p>(Jescie.Ingram@xyza.com): Ingram, Jesci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2969" table:style-name="ce1">
            <text:p>15296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3" table:style-name="ce1">
            <text:p>33323</text:p>
          </table:table-cell>
          <table:table-cell office:value-type="string" table:style-name="ce1">
            <text:p>(Dominic.English@xyza.com): English, Dominic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19" table:style-name="ce1">
            <text:p>8301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Haley.Price@xyza.com): Price, Hale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05059" table:style-name="ce1">
            <text:p>10505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01" table:style-name="ce1">
            <text:p>33301</text:p>
          </table:table-cell>
          <table:table-cell office:value-type="string" table:style-name="ce1">
            <text:p>(Florence.Cleveland@xyza.com): Cleveland, Florenc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17" table:style-name="ce1">
            <text:p>8301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Cyrus.Hardy@xyza.com): Hardy, Cyrus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20" table:style-name="ce1">
            <text:p>830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Shay.Pennington@xyza.com): Pennington, Sha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7824" table:style-name="ce1">
            <text:p>12782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7" table:style-name="ce1">
            <text:p>33327</text:p>
          </table:table-cell>
          <table:table-cell office:value-type="string" table:style-name="ce1">
            <text:p>(Marny.Vaughn@xyza.com): Vaughn, Marn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0639" table:style-name="ce1">
            <text:p>14063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2" table:style-name="ce1">
            <text:p>33322</text:p>
          </table:table-cell>
          <table:table-cell office:value-type="string" table:style-name="ce1">
            <text:p>(Quon.Johns@xyza.com): Johns, Quo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0545" table:style-name="ce1">
            <text:p>805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2" table:style-name="ce1">
            <text:p>33312</text:p>
          </table:table-cell>
          <table:table-cell office:value-type="string" table:style-name="ce1">
            <text:p>(Rylee.Hunter@xyza.com): Hunter, Ryle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83038" table:style-name="ce1">
            <text:p>8303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8" table:style-name="ce1">
            <text:p>33328</text:p>
          </table:table-cell>
          <table:table-cell office:value-type="string" table:style-name="ce1">
            <text:p>(Kiayada.Dennis@xyza.com): Dennis, Kiayad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87157" table:style-name="ce1">
            <text:p>18715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15" table:style-name="ce1">
            <text:p>33315</text:p>
          </table:table-cell>
          <table:table-cell office:value-type="string" table:style-name="ce1">
            <text:p>(Lawrence.Wilcox@xyza.com): Wilcox, Lawrence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93981" table:style-name="ce1">
            <text:p>939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1" table:style-name="ce1">
            <text:p>33331</text:p>
          </table:table-cell>
          <table:table-cell office:value-type="string" table:style-name="ce1">
            <text:p>(Mason.Sykes@xyza.com): Sykes, Maso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43489" table:style-name="ce1">
            <text:p>14348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1" table:style-name="ce1">
            <text:p>33321</text:p>
          </table:table-cell>
          <table:table-cell office:value-type="string" table:style-name="ce1">
            <text:p>(Mary.Santana@xyza.com): Santana, Mar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90283" table:style-name="ce1">
            <text:p>19028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4" table:style-name="ce1">
            <text:p>33334</text:p>
          </table:table-cell>
          <table:table-cell office:value-type="string" table:style-name="ce1">
            <text:p>(Gloria.Kelly@xyza.com): Kelly, Glori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2710" table:style-name="ce1">
            <text:p>1227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0" table:style-name="ce1">
            <text:p>33330</text:p>
          </table:table-cell>
          <table:table-cell office:value-type="string" table:style-name="ce1">
            <text:p>(Shelley.Romero@xyza.com): Romero, Shelley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52963" table:style-name="ce1">
            <text:p>1529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23" table:style-name="ce1">
            <text:p>33323</text:p>
          </table:table-cell>
          <table:table-cell office:value-type="string" table:style-name="ce1">
            <text:p>(Clayton.Beasley@xyza.com): Beasley, Clayton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0H0M0S" table:style-name="ce2">
            <text:p>00:00.0</text:p>
          </table:table-cell>
          <table:table-cell office:value-type="float" office:value="122713" table:style-name="ce1">
            <text:p>12271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us UM-54</text:p>
          </table:table-cell>
          <table:table-cell office:value-type="string" table:style-name="ce1">
            <text:p>Urban</text:p>
          </table:table-cell>
          <table:table-cell office:value-type="string" table:style-name="ce1">
            <text:p>Moder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nArsdel</text:p>
          </table:table-cell>
          <table:table-cell office:value-type="float" office:value="74.729917499999999" table:style-name="ce1">
            <text:p>74.7299175</text:p>
          </table:table-cell>
          <table:table-cell office:value-type="float" office:value="102.36975" table:style-name="ce1">
            <text:p>102.36975</text:p>
          </table:table-cell>
          <table:table-cell office:value-type="float" office:value="33330" table:style-name="ce1">
            <text:p>33330</text:p>
          </table:table-cell>
          <table:table-cell office:value-type="string" table:style-name="ce1">
            <text:p>(Angela.Booker@xyza.com): Booker, Angela</text:p>
          </table:table-cell>
          <table:table-cell office:value-type="string" table:style-name="ce1">
            <text:p>Fort Lauderdale, FL, US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istrict #10</text:p>
          </table:table-cell>
          <table:table-cell office:value-type="string" table:style-name="ce1">
            <text:p>USA</text:p>
          </table:table-cell>
          <table:table-cell table:number-columns-repeated="16365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aa Duodu</meta:initial-creator>
    <dc:creator>Paa Duodu</dc:creator>
    <meta:creation-date>2024-09-03T20:32:08Z</meta:creation-date>
    <dc:date>2024-09-03T20:32:52Z</dc:date>
  </office:meta>
</office:document-meta>
</file>